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022" calcext:value-type="float">
            <text:p>0,022</text:p>
          </table:table-cell>
          <table:table-cell office:value-type="float" office:value="5.454" calcext:value-type="float">
            <text:p>5,454</text:p>
          </table:table-cell>
          <table:table-cell office:value-type="float" office:value="383.642" calcext:value-type="float">
            <text:p>383,642</text:p>
          </table:table-cell>
          <table:table-cell office:value-type="float" office:value="0.086" calcext:value-type="float">
            <text:p>0,086</text:p>
          </table:table-cell>
          <table:table-cell office:value-type="float" office:value="5.091" calcext:value-type="float">
            <text:p>5,091</text:p>
          </table:table-cell>
          <table:table-cell office:value-type="float" office:value="366.491" calcext:value-type="float">
            <text:p>366,491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-0" calcext:value-type="float">
            <text:p>0</text:p>
          </table:table-cell>
          <table:table-cell office:value-type="float" office:value="0.173" calcext:value-type="float">
            <text:p>0,173</text:p>
          </table:table-cell>
          <table:table-cell office:value-type="float" office:value="1502.452" calcext:value-type="float">
            <text:p>1502,452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235" calcext:value-type="float">
            <text:p>0,235</text:p>
          </table:table-cell>
          <table:table-cell office:value-type="float" office:value="1570.547" calcext:value-type="float">
            <text:p>1570,547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395" calcext:value-type="float">
            <text:p>0,395</text:p>
          </table:table-cell>
          <table:table-cell office:value-type="float" office:value="17.444" calcext:value-type="float">
            <text:p>17,444</text:p>
          </table:table-cell>
          <table:table-cell office:value-type="float" office:value="3651.263" calcext:value-type="float">
            <text:p>3651,263</text:p>
          </table:table-cell>
          <table:table-cell office:value-type="float" office:value="0.159" calcext:value-type="float">
            <text:p>0,159</text:p>
          </table:table-cell>
          <table:table-cell office:value-type="float" office:value="22.256" calcext:value-type="float">
            <text:p>22,256</text:p>
          </table:table-cell>
          <table:table-cell office:value-type="float" office:value="3602.665" calcext:value-type="float">
            <text:p>3602,665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166" calcext:value-type="float">
            <text:p>0,166</text:p>
          </table:table-cell>
          <table:table-cell office:value-type="float" office:value="12.598" calcext:value-type="float">
            <text:p>12,598</text:p>
          </table:table-cell>
          <table:table-cell office:value-type="float" office:value="1077.238" calcext:value-type="float">
            <text:p>1077,238</text:p>
          </table:table-cell>
          <table:table-cell office:value-type="float" office:value="0.063" calcext:value-type="float">
            <text:p>0,063</text:p>
          </table:table-cell>
          <table:table-cell office:value-type="float" office:value="14.207" calcext:value-type="float">
            <text:p>14,207</text:p>
          </table:table-cell>
          <table:table-cell office:value-type="float" office:value="1060.787" calcext:value-type="float">
            <text:p>1060,787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" calcext:value-type="float">
            <text:p>0</text:p>
          </table:table-cell>
          <table:table-cell office:value-type="float" office:value="0.364" calcext:value-type="float">
            <text:p>0,364</text:p>
          </table:table-cell>
          <table:table-cell office:value-type="float" office:value="1277.982" calcext:value-type="float">
            <text:p>1277,982</text:p>
          </table:table-cell>
          <table:table-cell office:value-type="float" office:value="0.003" calcext:value-type="float">
            <text:p>0,003</text:p>
          </table:table-cell>
          <table:table-cell office:value-type="float" office:value="0.465" calcext:value-type="float">
            <text:p>0,465</text:p>
          </table:table-cell>
          <table:table-cell office:value-type="float" office:value="1284.486" calcext:value-type="float">
            <text:p>1284,486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09" calcext:value-type="float">
            <text:p>0,009</text:p>
          </table:table-cell>
          <table:table-cell office:value-type="float" office:value="20.321" calcext:value-type="float">
            <text:p>20,321</text:p>
          </table:table-cell>
          <table:table-cell office:value-type="float" office:value="1169.798" calcext:value-type="float">
            <text:p>1169,798</text:p>
          </table:table-cell>
          <table:table-cell office:value-type="float" office:value="0.02" calcext:value-type="float">
            <text:p>0,02</text:p>
          </table:table-cell>
          <table:table-cell office:value-type="float" office:value="12.763" calcext:value-type="float">
            <text:p>12,763</text:p>
          </table:table-cell>
          <table:table-cell office:value-type="float" office:value="1112.981" calcext:value-type="float">
            <text:p>1112,981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16" calcext:value-type="float">
            <text:p>0,016</text:p>
          </table:table-cell>
          <table:table-cell office:value-type="float" office:value="8.658" calcext:value-type="float">
            <text:p>8,658</text:p>
          </table:table-cell>
          <table:table-cell office:value-type="float" office:value="735.507" calcext:value-type="float">
            <text:p>735,507</text:p>
          </table:table-cell>
          <table:table-cell office:value-type="float" office:value="0.013" calcext:value-type="float">
            <text:p>0,013</text:p>
          </table:table-cell>
          <table:table-cell office:value-type="float" office:value="4.848" calcext:value-type="float">
            <text:p>4,848</text:p>
          </table:table-cell>
          <table:table-cell office:value-type="float" office:value="694.962" calcext:value-type="float">
            <text:p>694,962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047" calcext:value-type="float">
            <text:p>0,047</text:p>
          </table:table-cell>
          <table:table-cell office:value-type="float" office:value="15.699" calcext:value-type="float">
            <text:p>15,699</text:p>
          </table:table-cell>
          <table:table-cell office:value-type="float" office:value="1155.985" calcext:value-type="float">
            <text:p>1155,985</text:p>
          </table:table-cell>
          <table:table-cell office:value-type="float" office:value="0.084" calcext:value-type="float">
            <text:p>0,084</text:p>
          </table:table-cell>
          <table:table-cell office:value-type="float" office:value="15.441" calcext:value-type="float">
            <text:p>15,441</text:p>
          </table:table-cell>
          <table:table-cell office:value-type="float" office:value="1146.023" calcext:value-type="float">
            <text:p>1146,023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027" calcext:value-type="float">
            <text:p>0,027</text:p>
          </table:table-cell>
          <table:table-cell office:value-type="float" office:value="1.5" calcext:value-type="float">
            <text:p>1,5</text:p>
          </table:table-cell>
          <table:table-cell office:value-type="float" office:value="550.117" calcext:value-type="float">
            <text:p>550,117</text:p>
          </table:table-cell>
          <table:table-cell office:value-type="float" office:value="0.025" calcext:value-type="float">
            <text:p>0,025</text:p>
          </table:table-cell>
          <table:table-cell office:value-type="float" office:value="2" calcext:value-type="float">
            <text:p>2</text:p>
          </table:table-cell>
          <table:table-cell office:value-type="float" office:value="529.424" calcext:value-type="float">
            <text:p>529,424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125" calcext:value-type="float">
            <text:p>0,125</text:p>
          </table:table-cell>
          <table:table-cell office:value-type="float" office:value="17.587" calcext:value-type="float">
            <text:p>17,587</text:p>
          </table:table-cell>
          <table:table-cell office:value-type="float" office:value="1894.39" calcext:value-type="float">
            <text:p>1894,39</text:p>
          </table:table-cell>
          <table:table-cell office:value-type="float" office:value="0.332" calcext:value-type="float">
            <text:p>0,332</text:p>
          </table:table-cell>
          <table:table-cell office:value-type="float" office:value="12.603" calcext:value-type="float">
            <text:p>12,603</text:p>
          </table:table-cell>
          <table:table-cell office:value-type="float" office:value="1872.308" calcext:value-type="float">
            <text:p>1872,308</text:p>
          </table:table-cell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238" calcext:value-type="float">
            <text:p>0,238</text:p>
          </table:table-cell>
          <table:table-cell office:value-type="float" office:value="0.19" calcext:value-type="float">
            <text:p>0,19</text:p>
          </table:table-cell>
          <table:table-cell office:value-type="float" office:value="505.112" calcext:value-type="float">
            <text:p>505,112</text:p>
          </table:table-cell>
          <table:table-cell office:value-type="float" office:value="0.342" calcext:value-type="float">
            <text:p>0,342</text:p>
          </table:table-cell>
          <table:table-cell office:value-type="float" office:value="0" calcext:value-type="float">
            <text:p>0</text:p>
          </table:table-cell>
          <table:table-cell office:value-type="float" office:value="483.584" calcext:value-type="float">
            <text:p>483,584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9" calcext:value-type="float">
            <text:p>0,009</text:p>
          </table:table-cell>
          <table:table-cell office:value-type="float" office:value="11.347" calcext:value-type="float">
            <text:p>11,347</text:p>
          </table:table-cell>
          <table:table-cell office:value-type="float" office:value="1786.943" calcext:value-type="float">
            <text:p>1786,943</text:p>
          </table:table-cell>
          <table:table-cell office:value-type="float" office:value="0.004" calcext:value-type="float">
            <text:p>0,004</text:p>
          </table:table-cell>
          <table:table-cell office:value-type="float" office:value="8.866" calcext:value-type="float">
            <text:p>8,866</text:p>
          </table:table-cell>
          <table:table-cell office:value-type="float" office:value="1784.708" calcext:value-type="float">
            <text:p>1784,708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421" calcext:value-type="float">
            <text:p>0,421</text:p>
          </table:table-cell>
          <table:table-cell office:value-type="float" office:value="14.926" calcext:value-type="float">
            <text:p>14,926</text:p>
          </table:table-cell>
          <table:table-cell office:value-type="float" office:value="1848.543" calcext:value-type="float">
            <text:p>1848,543</text:p>
          </table:table-cell>
          <table:table-cell office:value-type="float" office:value="0.27" calcext:value-type="float">
            <text:p>0,27</text:p>
          </table:table-cell>
          <table:table-cell office:value-type="float" office:value="16.385" calcext:value-type="float">
            <text:p>16,385</text:p>
          </table:table-cell>
          <table:table-cell office:value-type="float" office:value="1821.208" calcext:value-type="float">
            <text:p>1821,208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277" calcext:value-type="float">
            <text:p>0,277</text:p>
          </table:table-cell>
          <table:table-cell office:value-type="float" office:value="11.816" calcext:value-type="float">
            <text:p>11,816</text:p>
          </table:table-cell>
          <table:table-cell office:value-type="float" office:value="1098.089" calcext:value-type="float">
            <text:p>1098,089</text:p>
          </table:table-cell>
          <table:table-cell office:value-type="float" office:value="0.272" calcext:value-type="float">
            <text:p>0,272</text:p>
          </table:table-cell>
          <table:table-cell office:value-type="float" office:value="11.356" calcext:value-type="float">
            <text:p>11,356</text:p>
          </table:table-cell>
          <table:table-cell office:value-type="float" office:value="1075.089" calcext:value-type="float">
            <text:p>1075,089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236" calcext:value-type="float">
            <text:p>0,236</text:p>
          </table:table-cell>
          <table:table-cell office:value-type="float" office:value="25.195" calcext:value-type="float">
            <text:p>25,195</text:p>
          </table:table-cell>
          <table:table-cell office:value-type="float" office:value="4072.087" calcext:value-type="float">
            <text:p>4072,087</text:p>
          </table:table-cell>
          <table:table-cell office:value-type="float" office:value="0.275" calcext:value-type="float">
            <text:p>0,275</text:p>
          </table:table-cell>
          <table:table-cell office:value-type="float" office:value="22.468" calcext:value-type="float">
            <text:p>22,468</text:p>
          </table:table-cell>
          <table:table-cell office:value-type="float" office:value="3990.383" calcext:value-type="float">
            <text:p>3990,383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147" calcext:value-type="float">
            <text:p>0,147</text:p>
          </table:table-cell>
          <table:table-cell office:value-type="float" office:value="20.555" calcext:value-type="float">
            <text:p>20,555</text:p>
          </table:table-cell>
          <table:table-cell office:value-type="float" office:value="2135.624" calcext:value-type="float">
            <text:p>2135,624</text:p>
          </table:table-cell>
          <table:table-cell office:value-type="float" office:value="0.265" calcext:value-type="float">
            <text:p>0,265</text:p>
          </table:table-cell>
          <table:table-cell office:value-type="float" office:value="16.725" calcext:value-type="float">
            <text:p>16,725</text:p>
          </table:table-cell>
          <table:table-cell office:value-type="float" office:value="2095.554" calcext:value-type="float">
            <text:p>2095,554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124" calcext:value-type="float">
            <text:p>0,124</text:p>
          </table:table-cell>
          <table:table-cell office:value-type="float" office:value="7.619" calcext:value-type="float">
            <text:p>7,619</text:p>
          </table:table-cell>
          <table:table-cell office:value-type="float" office:value="1106.039" calcext:value-type="float">
            <text:p>1106,039</text:p>
          </table:table-cell>
          <table:table-cell office:value-type="float" office:value="0.116" calcext:value-type="float">
            <text:p>0,116</text:p>
          </table:table-cell>
          <table:table-cell office:value-type="float" office:value="8.952" calcext:value-type="float">
            <text:p>8,952</text:p>
          </table:table-cell>
          <table:table-cell office:value-type="float" office:value="1081.994" calcext:value-type="float">
            <text:p>1081,994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96" calcext:value-type="float">
            <text:p>0,496</text:p>
          </table:table-cell>
          <table:table-cell office:value-type="float" office:value="0" calcext:value-type="float">
            <text:p>0</text:p>
          </table:table-cell>
          <table:table-cell office:value-type="float" office:value="176.333" calcext:value-type="float">
            <text:p>176,333</text:p>
          </table:table-cell>
          <table:table-cell office:value-type="float" office:value="0.515" calcext:value-type="float">
            <text:p>0,515</text:p>
          </table:table-cell>
          <table:table-cell office:value-type="float" office:value="0" calcext:value-type="float">
            <text:p>0</text:p>
          </table:table-cell>
          <table:table-cell office:value-type="float" office:value="151.163" calcext:value-type="float">
            <text:p>151,163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334" calcext:value-type="float">
            <text:p>0,334</text:p>
          </table:table-cell>
          <table:table-cell office:value-type="float" office:value="9.573" calcext:value-type="float">
            <text:p>9,573</text:p>
          </table:table-cell>
          <table:table-cell office:value-type="float" office:value="1451.235" calcext:value-type="float">
            <text:p>1451,235</text:p>
          </table:table-cell>
          <table:table-cell office:value-type="float" office:value="0.343" calcext:value-type="float">
            <text:p>0,343</text:p>
          </table:table-cell>
          <table:table-cell office:value-type="float" office:value="8.604" calcext:value-type="float">
            <text:p>8,604</text:p>
          </table:table-cell>
          <table:table-cell office:value-type="float" office:value="1405.243" calcext:value-type="float">
            <text:p>1405,243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058" calcext:value-type="float">
            <text:p>0,058</text:p>
          </table:table-cell>
          <table:table-cell office:value-type="float" office:value="15.402" calcext:value-type="float">
            <text:p>15,402</text:p>
          </table:table-cell>
          <table:table-cell office:value-type="float" office:value="1098.622" calcext:value-type="float">
            <text:p>1098,622</text:p>
          </table:table-cell>
          <table:table-cell office:value-type="float" office:value="0.114" calcext:value-type="float">
            <text:p>0,114</text:p>
          </table:table-cell>
          <table:table-cell office:value-type="float" office:value="13.793" calcext:value-type="float">
            <text:p>13,793</text:p>
          </table:table-cell>
          <table:table-cell office:value-type="float" office:value="1099.747" calcext:value-type="float">
            <text:p>1099,747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018" calcext:value-type="float">
            <text:p>0,018</text:p>
          </table:table-cell>
          <table:table-cell office:value-type="float" office:value="0.833" calcext:value-type="float">
            <text:p>0,833</text:p>
          </table:table-cell>
          <table:table-cell office:value-type="float" office:value="520.855" calcext:value-type="float">
            <text:p>520,855</text:p>
          </table:table-cell>
          <table:table-cell office:value-type="float" office:value="0.024" calcext:value-type="float">
            <text:p>0,024</text:p>
          </table:table-cell>
          <table:table-cell office:value-type="float" office:value="1.333" calcext:value-type="float">
            <text:p>1,333</text:p>
          </table:table-cell>
          <table:table-cell office:value-type="float" office:value="508.988" calcext:value-type="float">
            <text:p>508,988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05" calcext:value-type="float">
            <text:p>0,005</text:p>
          </table:table-cell>
          <table:table-cell office:value-type="float" office:value="28.515" calcext:value-type="float">
            <text:p>28,515</text:p>
          </table:table-cell>
          <table:table-cell office:value-type="float" office:value="4366.104" calcext:value-type="float">
            <text:p>4366,104</text:p>
          </table:table-cell>
          <table:table-cell office:value-type="float" office:value="0.006" calcext:value-type="float">
            <text:p>0,006</text:p>
          </table:table-cell>
          <table:table-cell office:value-type="float" office:value="22.151" calcext:value-type="float">
            <text:p>22,151</text:p>
          </table:table-cell>
          <table:table-cell office:value-type="float" office:value="4352.663" calcext:value-type="float">
            <text:p>4352,663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3" calcext:value-type="float">
            <text:p>0,003</text:p>
          </table:table-cell>
          <table:table-cell office:value-type="float" office:value="13.33" calcext:value-type="float">
            <text:p>13,33</text:p>
          </table:table-cell>
          <table:table-cell office:value-type="float" office:value="4245.672" calcext:value-type="float">
            <text:p>4245,672</text:p>
          </table:table-cell>
          <table:table-cell office:value-type="float" office:value="0.002" calcext:value-type="float">
            <text:p>0,002</text:p>
          </table:table-cell>
          <table:table-cell office:value-type="float" office:value="11.523" calcext:value-type="float">
            <text:p>11,523</text:p>
          </table:table-cell>
          <table:table-cell office:value-type="float" office:value="4290.154" calcext:value-type="float">
            <text:p>4290,154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478" calcext:value-type="float">
            <text:p>0,478</text:p>
          </table:table-cell>
          <table:table-cell office:value-type="float" office:value="16.316" calcext:value-type="float">
            <text:p>16,316</text:p>
          </table:table-cell>
          <table:table-cell office:value-type="float" office:value="3596.517" calcext:value-type="float">
            <text:p>3596,517</text:p>
          </table:table-cell>
          <table:table-cell office:value-type="float" office:value="0.357" calcext:value-type="float">
            <text:p>0,357</text:p>
          </table:table-cell>
          <table:table-cell office:value-type="float" office:value="17.093" calcext:value-type="float">
            <text:p>17,093</text:p>
          </table:table-cell>
          <table:table-cell office:value-type="float" office:value="3528.029" calcext:value-type="float">
            <text:p>3528,029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05" calcext:value-type="float">
            <text:p>0,105</text:p>
          </table:table-cell>
          <table:table-cell office:value-type="float" office:value="1.091" calcext:value-type="float">
            <text:p>1,091</text:p>
          </table:table-cell>
          <table:table-cell office:value-type="float" office:value="336.345" calcext:value-type="float">
            <text:p>336,345</text:p>
          </table:table-cell>
          <table:table-cell office:value-type="float" office:value="0.098" calcext:value-type="float">
            <text:p>0,098</text:p>
          </table:table-cell>
          <table:table-cell office:value-type="float" office:value="2.182" calcext:value-type="float">
            <text:p>2,182</text:p>
          </table:table-cell>
          <table:table-cell office:value-type="float" office:value="317.674" calcext:value-type="float">
            <text:p>317,674</text:p>
          </table:table-cell>
        </table:table-row>
        <table:table-row table:style-name="ro1">
          <table:table-cell/>
          <table:table-cell table:formula="of:=AVERAGE([.B2:.B26])" office:value-type="float" office:value="0.15024" calcext:value-type="float">
            <text:p>0,15024</text:p>
          </table:table-cell>
          <table:table-cell table:formula="of:=AVERAGE([.C2:.C26])" office:value-type="float" office:value="11.06024" calcext:value-type="float">
            <text:p>11,06024</text:p>
          </table:table-cell>
          <table:table-cell table:formula="of:=AVERAGE([.D2:.D26])" office:value-type="float" office:value="1669.69976" calcext:value-type="float">
            <text:p>1669,69976</text:p>
          </table:table-cell>
          <table:table-cell table:formula="of:=AVERAGE([.E2:.E26])" office:value-type="float" office:value="0.15148" calcext:value-type="float">
            <text:p>0,15148</text:p>
          </table:table-cell>
          <table:table-cell table:formula="of:=AVERAGE([.F2:.F26])" office:value-type="float" office:value="10.0536" calcext:value-type="float">
            <text:p>10,0536</text:p>
          </table:table-cell>
          <table:table-cell table:formula="of:=AVERAGE([.G2:.G26])" office:value-type="float" office:value="1649.0742" calcext:value-type="float">
            <text:p>1649,0742</text:p>
          </table:table-cell>
        </table:table-row>
        <table:table-row table:style-name="ro1" table:number-rows-repeated="55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1:58:35.9633066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29T11:58:39.722239518</dc:date>
    <meta:editing-duration>PT1H14M37S</meta:editing-duration>
    <meta:editing-cycles>20</meta:editing-cycles>
    <meta:generator>LibreOffice/5.1.6.2$Linux_X86_64 LibreOffice_project/10m0$Build-2</meta:generator>
    <meta:document-statistic meta:table-count="1" meta:cell-count="187" meta:object-count="0"/>
  </office:meta>
</office:document-meta>
</file>